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fo:color="#000000"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7" style:family="paragraph" style:parent-style-name="Standard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>
      <style:text-properties fo:color="#000000"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000000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3" style:family="text">
      <style:text-properties fo:color="#000000"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4" style:family="text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Las peticiones del usuario de busqueda de oponentes, no sobrepasara los 5 segundos.</text:p>
      <text:p text:style-name="P3"/>
      <text:p text:style-name="P3"/>
      <text:p text:style-name="P3">Categoría: Desempeño</text:p>
      <text:p text:style-name="P3"/>
      <text:p text:style-name="P3"/>
      <text:p text:style-name="P3">Fuente del estímulo: Usuario final: Jugador.</text:p>
      <text:p text:style-name="P3"/>
      <text:p text:style-name="P3"/>
      <text:p text:style-name="P3">Estímulo: El jugador desea un oponente con estadisticas y ratio win/lose similar.</text:p>
      <text:p text:style-name="P3"/>
      <text:p text:style-name="P3"/>
      <text:p text:style-name="P3">Ambiente o contexto: (Normal mode) El sistema se encuentra en la fase normal de creacion de juego individual.</text:p>
      <text:p text:style-name="P3"/>
      <text:p text:style-name="P3"/>
      <text:p text:style-name="P3">Artefacto: Sistema.</text:p>
      <text:p text:style-name="P3"/>
      <text:p text:style-name="P3"/>
      <text:p text:style-name="P3">Respuesta: El sistema encontrara un minimo de 5 opciones si estan disponibles en un tiempo determinado.</text:p>
      <text:p text:style-name="P3"/>
      <text:p text:style-name="P3"/>
      <text:p text:style-name="P3">Medición de la respuesta: Latencia, la busqueda de un minimo de 5 oponentes, si disponibles, no debería sobrepasar los 5s.</text:p>
      <text:p text:style-name="P3"/>
      <text:p text:style-name="P3"/>
      <text:p text:style-name="P3">Este escenario se logrará mediante las siguientes tácticas:</text:p>
      <text:p text:style-name="P3"/>
      <text:p text:style-name="P5">Resource Demand</text:p>
      <text:p text:style-name="P6"/>
      <text:p text:style-name="P5"><text:span text:style-name="T3">- Increase computational efficiency: </text:span><text:span text:style-name="T4">Pueden hacerse cambios en los algoritmos, para poder lograr que el metodo utilizado para la busqueda de oponentes sea lo más eficiente posible.</text:span></text:p>
      <text:p text:style-name="P7"/>
      <text:p text:style-name="P5">Resource management</text:p>
      <text:p text:style-name="P6"/>
      <text:p text:style-name="P5"><text:span text:style-name="T2">- Increase available resources: </text:span><text:span text:style-name="T1">Realizando mejoras tanto en el software como en el hardware utilizado en el sistema, podemos reducir la latencia, que se genera de resolver una solicitud.</text:span></text:p>
      <text:list xml:id="list42608697" text:style-name="L1">
        <text:list-header>
          <text:p text:style-name="P9"/>
        </text:list-header>
      </text:list>
      <text:p text:style-name="P5">- Introduce concurrency: <text:span text:style-name="T1">Se procurará que el sistema cuente con varios servidores para resolver las diferentes consultas. Además del empleo de hilos con el mismo f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24T08:49:48.25" text:fixed="true">24/10/12</text:date></text:p>
        <text:p text:style-name="MP2">Elaborado por: Pablo Herrera C.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8:49:48.53</meta:creation-date>
    <meta:editing-duration>P0D</meta:editing-duration>
    <meta:editing-cycles>10</meta:editing-cycles>
    <meta:generator>LibreOffice/3.5$Windows_x86 LibreOffice_project/dc9775d-05ecbee-0851ad3-1586698-727bf66</meta:generator>
    <dc:date>2012-11-04T22:52:18.62</dc:date>
    <meta:document-statistic meta:table-count="0" meta:image-count="0" meta:object-count="0" meta:page-count="1" meta:paragraph-count="18" meta:word-count="206" meta:character-count="1369" meta:non-whitespace-character-count="1178"/>
  </office:meta>
</office:document-meta>
</file>